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59cm" svg:stroke-color="#5983b0" draw:marker-start-width="0.438cm" draw:marker-end-width="0.438cm" draw:fill-color="#ffffff" draw:textarea-horizontal-align="justify" draw:textarea-vertical-align="middle" draw:auto-grow-height="false" fo:min-height="1.251cm" fo:min-width="9.228cm" fo:padding-top="0.204cm" fo:padding-bottom="0.204cm" fo:padding-left="0.329cm" fo:padding-right="0.329cm"/>
      <style:paragraph-properties style:writing-mode="lr-tb"/>
    </style:style>
    <style:style style:name="gr3" style:family="graphic" style:parent-style-name="standard">
      <style:graphic-properties svg:stroke-width="0.159cm" svg:stroke-color="#5983b0" draw:marker-start-width="0.438cm" draw:marker-end-width="0.438cm" draw:fill-color="#ffffff" draw:textarea-horizontal-align="justify" draw:textarea-vertical-align="middle" draw:auto-grow-height="false" fo:min-height="2.092cm" fo:min-width="2.842cm" fo:padding-top="0.204cm" fo:padding-bottom="0.204cm" fo:padding-left="0.329cm" fo:padding-right="0.329cm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8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2cm" fo:margin-bottom="0cm" style:writing-mode="lr-tb"/>
      <style:text-properties fo:hyphenate="false" loext:hyphenation-no-caps="false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style:writing-mode="lr-tb"/>
      <style:text-properties fo:font-size="22pt" style:font-size-asian="22pt" style:font-size-complex="22pt"/>
    </style:style>
    <style:style style:name="P7" style:family="paragraph">
      <style:paragraph-properties style:writing-mode="lr-tb"/>
      <style:text-properties fo:font-size="24pt"/>
    </style:style>
    <style:style style:name="P8" style:family="paragraph">
      <style:paragraph-properties fo:text-align="center" style:writing-mode="lr-tb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paragraph-properties style:writing-mode="lr-tb"/>
      <style:text-properties fo:font-size="20pt" style:font-size-asian="20pt" style:font-size-complex="20pt"/>
    </style:style>
    <style:style style:name="P11" style:family="paragraph">
      <style:paragraph-properties fo:margin-top="0.2cm" fo:margin-bottom="0cm" style:writing-mode="lr-tb"/>
      <style:text-properties style:text-underline-style="solid" style:text-underline-width="auto" style:text-underline-color="font-color" fo:hyphenate="false" loext:hyphenation-no-caps="false"/>
    </style:style>
    <style:style style:name="P12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13" style:family="paragraph">
      <style:paragraph-properties fo:text-align="center"/>
      <style:text-properties fo:font-size="20pt" style:font-size-asian="20pt" style:font-size-complex="20pt"/>
    </style:style>
    <style:style style:name="P14" style:family="paragraph">
      <loext:graphic-properties draw:fill-color="#ffffff"/>
      <style:paragraph-properties fo:text-align="center"/>
      <style:text-properties fo:font-size="20pt" style:font-size-asian="20pt" style:font-size-complex="20pt"/>
    </style:style>
    <style:style style:name="P15" style:family="paragraph">
      <style:paragraph-properties fo:margin-top="0.2cm" fo:margin-bottom="0cm" style:writing-mode="lr-tb"/>
      <style:text-properties fo:font-size="12pt" style:font-size-asian="12pt" style:font-size-complex="12pt" fo:hyphenate="false" loext:hyphenation-no-caps="false"/>
    </style:style>
    <style:style style:name="P16" style:family="paragraph">
      <style:paragraph-properties style:writing-mode="lr-tb"/>
      <style:text-properties fo:font-size="12pt" style:font-size-asian="12pt" style:font-size-complex="12pt"/>
    </style:style>
    <style:style style:name="P17" style:family="paragraph">
      <style:paragraph-properties fo:text-align="center"/>
      <style:text-properties fo:font-size="16pt" style:font-size-asian="16pt" style:font-size-complex="16pt"/>
    </style:style>
    <style:style style:name="P18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20" style:family="paragraph"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6pt" fo:font-style="normal" style:font-size-asian="16pt" style:font-style-asian="normal" style:font-size-complex="16pt" style:font-style-complex="normal"/>
    </style:style>
    <style:style style:name="T5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6" style:family="text">
      <style:text-properties fo:font-size="16pt" style:text-underline-style="none" style:font-size-asian="16pt" style:font-size-complex="16pt"/>
    </style:style>
    <style:style style:name="T7" style:family="text">
      <style:text-properties fo:font-size="16pt" fo:font-style="normal" style:text-underline-style="none" style:font-size-asian="16pt" style:font-style-asian="normal" style:font-size-complex="16pt" style:font-style-complex="normal"/>
    </style:style>
    <style:style style:name="T8" style:family="text">
      <style:text-properties fo:font-size="18pt" fo:font-style="italic" style:font-size-asian="18pt" style:font-style-asian="italic" style:font-size-complex="18pt" style:font-style-complex="italic"/>
    </style:style>
    <style:style style:name="T9" style:family="text">
      <style:text-properties fo:font-size="18pt" fo:font-style="normal" style:font-size-asian="18pt" style:font-style-asian="normal" style:font-size-complex="18pt" style:font-style-complex="normal"/>
    </style:style>
    <style:style style:name="T10" style:family="text">
      <style:text-properties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1cm" text:min-label-width="0.7cm"/>
        <style:text-properties fo:font-family="OpenSymbol" style:font-charset="x-symbol" style:use-window-font-color="true" fo:font-size="55%"/>
      </text:list-level-style-bullet>
      <text:list-level-style-bullet text:level="2" text:bullet-char="">
        <style:list-level-properties text:space-before="0.7cm" text:min-label-width="0.7cm"/>
        <style:text-properties fo:font-family="OpenSymbol" style:font-charset="x-symbol" style:use-window-font-color="true" fo:font-size="50%"/>
      </text:list-level-style-bullet>
      <text:list-level-style-bullet text:level="3" text:bullet-char="">
        <style:list-level-properties text:space-before="1.5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USA – die einzig verbleibende Weltmacht?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George Bush Senior Ära (1989-93)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1">Definition einer Supermacht</text:span></text:p>
              </text:list-header>
              <text:list-item>
                <text:p text:style-name="P3"><text:span text:style-name="T1">Stellung der USA nach Ende des Ost-West-Konfilkts</text:span></text:p>
              </text:list-item>
              <text:list-item>
                <text:p text:style-name="P3"><text:span text:style-name="T1">… </text:span><text:span text:style-name="T1">Zitat nach Zbigniew Brzezinski, Sicherheitsberater Jimmy Carter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George Bush Senior Ära (1989-93)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1">Befreiung Kuwaits</text:span></text:p>
              </text:list-header>
              <text:list-item>
                <text:p text:style-name="P3"><text:span text:style-name="T1">August 1990</text:span></text:p>
              </text:list-item>
              <text:list-item>
                <text:p text:style-name="P3"><text:span text:style-name="T1">26-Staaten-Koalition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Bill Clinton Ära (1993-2001)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1">Balkan-Intervention</text:span></text:p>
              </text:list-header>
              <text:list-item>
                <text:p text:style-name="P3"><text:span text:style-name="T1">Ende Ost-West-Konfilkt</text:span></text:p>
              </text:list-item>
              <text:list-item>
                <text:p text:style-name="P3"><text:span text:style-name="T1">// siehe M4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>
          <draw:text-box>
            <text:p text:style-name="P4">George Bush Junior Ära (2001-2009)</text:p>
          </draw:text-box>
        </draw:frame>
        <draw:frame presentation:style-name="pr5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header>
                <text:p text:style-name="P3"><text:span text:style-name="T1">Irakkrieg mit Großbritannien (2002)</text:span></text:p>
              </text:list-header>
              <text:list-item>
                <text:p text:style-name="P3"><text:span text:style-name="T1">Bild (M7) auf S.225 analysieren (kurz!, Zitate + Hintergrund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0.628cm" presentation:class="title">
          <draw:text-box>
            <text:p text:style-name="P4">George Bush Junior Ära (2001-2009)</text:p>
          </draw:text-box>
        </draw:frame>
        <draw:frame presentation:style-name="pr5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header>
                <text:p text:style-name="P3"><text:span text:style-name="T1">Kampf gegen internationalen Terrorismus</text:span></text:p>
              </text:list-header>
              <text:list-item>
                <text:p text:style-name="P3"><text:span text:style-name="T1">9. September 2001: Anschlag der Al-Quaida auf das World Trade Center in New York</text:span></text:p>
                <text:p text:style-name="P3"><text:span text:style-name="T1">→ </text:span><text:span text:style-name="T1">Angriff auf den </text:span><text:span text:style-name="T2">American Way of Life</text:span></text:p>
              </text:list-item>
              <text:list-item>
                <text:p text:style-name="P3"><text:span text:style-name="T1">Krieg gegen Afghanistan (Oktober/November 2001)</text:span></text:p>
              </text:list-item>
              <text:list-item>
                <text:p text:style-name="P3"><text:span text:style-name="T1">..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0.628cm" presentation:class="title">
          <draw:text-box>
            <text:p text:style-name="P4">Quellenanalyse</text:p>
          </draw:text-box>
        </draw:frame>
        <draw:frame presentation:style-name="pr5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header>
                <text:p text:style-name="P3"><text:span text:style-name="T1">Kritik an den USA nach dem 11. September </text:span></text:p>
              </text:list-header>
              <text:list-item>
                <text:p text:style-name="P3"><text:span text:style-name="T1">S.225 M6</text:span></text:p>
              </text:list-item>
              <text:list-item>
                <text:p text:style-name="P3"><text:span text:style-name="T1">Ursachen für den terroristischen Anschlag?</text:span></text:p>
              </text:list-item>
              <text:list-item>
                <text:p text:style-name="P3"><text:span text:style-name="T1">Beurteilung der politischen Reaktion der USA und deren Erfolsaussichten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George Bush Junior Ära (2001-2009)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"><text:span text:style-name="T3">Machtverschiebungen nach 9/11</text:span></text:p>
              </text:list-header>
              <text:list-item>
                <text:p text:style-name="P1"><text:span text:style-name="T1">Staatsystem des “Checks and Balances” erlaubt Machtverlagerung von Legislative </text:span><text:span text:style-name="T1">(Kongress) und Judikative zu Exekutive (Präsendent) zum </text:span><text:span text:style-name="T2">Schutz des Staates</text:span><text:span text:style-name="T1"> und zur </text:span><text:span text:style-name="T1">Gewährleistung der </text:span><text:span text:style-name="T2">nationalen Sicherheit</text:span></text:p>
              </text:list-item>
              <text:list-item>
                <text:p text:style-name="P1"><text:span text:style-name="T4">Macht für den Eventualfall (</text:span><text:span text:style-name="T2">contingency power</text:span><text:span text:style-name="T4">)</text:span></text:p>
              </text:list-item>
              <text:list-item>
                <text:p text:style-name="P1"><text:span text:style-name="T1">Präsident als Oberbefehlshaber der Truppen und “Schutzpatron” und Gallionsfigur der </text:span><text:span text:style-name="T1">US-Verteidugunsmaßnahmen (Selbsverständnis der Bevölkerung) (vgl. BRA, S.10)</text:span></text:p>
              </text:list-item>
              <text:list-item>
                <text:p text:style-name="P1"><text:span text:style-name="T1">Regieren über Noterlasse, erhöhte Aktivität von Sicherheitsagenturen</text:span></text:p>
              </text:list-item>
              <text:list-item>
                <text:p text:style-name="P1"><text:span text:style-name="T1">Einschränkung persönlicher Freiheitstrechte (Inhaftierung von potentiellen Terroristen </text:span><text:span text:style-name="T1">in einem Militärgefängnis </text:span><text:span text:style-name="T5">ohne</text:span><text:span text:style-name="T6"> Gerichtsprozess)</text:span></text:p>
                <text:p text:style-name="P1"><text:span text:style-name="T6">→ </text:span><text:span text:style-name="T6">starke Abweichung vom (propagierten) demokratischen Ideal von Rechtssprechung </text:span><text:span text:style-name="T6">und Gesetzgebung </text:span><text:span text:style-name="T7">(</text:span><text:span text:style-name="T6">vgl. BRA, S.10)</text:span></text:p>
                <text:p text:style-name="P1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Barack Obama Ära (2009-2017)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Neue Wirtschafts- und Sicherheitspolitik für Asien</text:p>
              </text:list-header>
              <text:list-item>
                <text:p><text:span text:style-name="T8">Congagement</text:span><text:span text:style-name="T9">-Politik im Bezug auf China (</text:span><text:span text:style-name="T10">Doppelstrategie</text:span><text:span text:style-name="T9">)</text:span></text:p>
                <text:list>
                  <text:list-item>
                    <text:p><text:span text:style-name="T9">Stellt zukünftig eine “[…] sicherheits- und einergieaußenpolitische </text:span><text:span text:style-name="T9">Herausforderung […]”, (BRA, S. 41) dar</text:span></text:p>
                    <text:p><text:span text:style-name="T9">→ </text:span><text:span text:style-name="T9">Bemühung um Eindämmung (</text:span><text:span text:style-name="T8">containment</text:span><text:span text:style-name="T9">)</text:span></text:p>
                  </text:list-item>
                  <text:list-item>
                    <text:p><text:span text:style-name="T11">Handelspolitische Abhängigkeit, Bedarf zur Kooperation (vgl. </text:span><text:span text:style-name="T9">BRA, S. 42)</text:span></text:p>
                    <text:p><text:span text:style-name="T9">→ </text:span><text:span text:style-name="T9">Bemühung um Förderung und Einbindung (</text:span><text:span text:style-name="T8">engagement</text:span><text:span text:style-name="T9">)</text:span></text:p>
                  </text:list-item>
                  <text:list-item>
                    <text:p><text:span text:style-name="T9">“</text:span><text:span text:style-name="T9">Verhältnis […] (von) symbiotischer Natur”, (BRA, S.42): Durch china </text:span><text:span text:style-name="T9">finanzierte Kreditinstitute gestatten US-Wirtschaftswachstum und Konsum </text:span><text:span text:style-name="T9">von chinesischer Exportware</text:span></text:p>
                    <text:p><text:span text:style-name="T9">→ </text:span><text:span text:style-name="T9">keine wirtschaftliche Eigenstädnigkeit der Supermacht, keine </text:span><text:span text:style-name="T8">energy </text:span><text:span text:style-name="T8">security</text:span></text:p>
                    <text:p><text:span text:style-name="T9">→ </text:span><text:span text:style-name="T9">Abhängigkeit von einer aufstrebenden Konkurrenzmach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>
          <draw:text-box>
            <text:p text:style-name="P4">Barack Obama Ära (2009-2017)</text:p>
          </draw:text-box>
        </draw:frame>
        <draw:frame presentation:style-name="pr5" draw:text-style-name="P10" draw:layer="layout" svg:width="25.199cm" svg:height="9.134cm" svg:x="1.4cm" svg:y="3.685cm" presentation:class="outline">
          <draw:text-box>
            <text:list text:style-name="L2">
              <text:list-item>
                <text:p text:style-name="P9"><text:span text:style-name="T12">Weiterführung der Interventionspolitik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(Donald Trump Ära)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957cm" svg:x="1.4cm" svg:y="0.464cm" presentation:class="title" presentation:user-transformed="true">
          <draw:text-box>
            <text:p>(Ausblick auf die Amtszeit von Joe Biden)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9.134cm" svg:x="1.402cm" svg:y="3.685cm" presentation:class="outline" presentation:user-transformed="true">
          <draw:text-box>
            <text:list text:style-name="L2">
              <text:list-header>
                <text:p text:style-name="P11"><text:span text:style-name="T5">Fragstellung an euch:</text:span></text:p>
              </text:list-header>
            </text:list>
          </draw:text-box>
        </draw:frame>
        <draw:frame presentation:style-name="pr4" draw:layer="layout" svg:width="25.199cm" svg:height="2.629cm" svg:x="1.4cm" svg:y="0.628cm" presentation:class="title">
          <draw:text-box>
            <text:p>Schlussdiskussion</text:p>
          </draw:text-box>
        </draw:frame>
        <draw:custom-shape draw:style-name="gr2" draw:text-style-name="P14" draw:layer="layout" svg:width="13.5cm" svg:height="1.5cm" svg:x="7.25cm" svg:y="7.125cm">
          <text:p text:style-name="P13"><text:span text:style-name="T12">Vereinigten Staaten von Amerika</text:span></text:p>
          <draw:enhanced-geometry svg:viewBox="0 0 21600 21600" draw:text-areas="?f5 ?f1 ?f6 ?f3" draw:type="left-right-arrow" draw:modifiers="3018.56252205623 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5" draw:text-style-name="P16" draw:layer="layout" svg:width="6.099cm" svg:height="2.634cm" svg:x="1cm" svg:y="10cm" presentation:class="outline" presentation:user-transformed="true">
          <draw:text-box>
            <text:list text:style-name="L2">
              <text:list-header>
                <text:p text:style-name="P15"><text:span text:style-name="T13"/></text:p>
              </text:list-header>
              <text:list-item>
                <text:p text:style-name="P15"><text:span text:style-name="T13">vgl. S.224-225 M4 Nr.5</text:span></text:p>
              </text:list-item>
            </text:list>
          </draw:text-box>
        </draw:frame>
        <draw:frame presentation:style-name="pr5" draw:text-style-name="P16" draw:layer="layout" svg:width="6.099cm" svg:height="2.634cm" svg:x="21cm" svg:y="10cm" presentation:class="outline" presentation:user-transformed="true">
          <draw:text-box>
            <text:list text:style-name="L2">
              <text:list-header>
                <text:p text:style-name="P15"><text:span text:style-name="T13"/></text:p>
              </text:list-header>
              <text:list-item>
                <text:p text:style-name="P15"><text:span text:style-name="T13">vgl. S.220 1. Absatz</text:span></text:p>
              </text:list-item>
            </text:list>
          </draw:text-box>
        </draw:frame>
        <draw:custom-shape draw:style-name="gr3" draw:text-style-name="P18" draw:layer="layout" svg:width="7cm" svg:height="5cm" svg:x="0.501cm" svg:y="5.3cm">
          <text:p text:style-name="P17"><text:span text:style-name="T1">Charakter einer</text:span></text:p>
          <text:p text:style-name="P17"><text:span text:style-name="T1">imperialen Macht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" draw:text-style-name="P18" draw:layer="layout" svg:width="7cm" svg:height="5cm" svg:x="20.5cm" svg:y="5.4cm">
          <text:p text:style-name="P19"><text:span text:style-name="T1">Immernoch eine </text:span></text:p>
          <text:p text:style-name="P19"><text:span text:style-name="T1">Supermacht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Quellenangaben</text:p>
          </draw:text-box>
        </draw:frame>
        <draw:frame presentation:style-name="pr5" draw:text-style-name="P20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4">[BRA]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Braml, Josef (Dr.), “Wechseljahre: Amerika zwischen den Wahlen”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in: “Einsichten und Perspektiven” “Bayerische Zeitschrift für </text:span><text:span text:style-name="T14">Politk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und Geschichte” Themenheft 1.12, Bayerische </text:span><text:span text:style-name="T14">Landeszentrale für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politische Bildungsarbeit (Hrsg.), 2012, 10-11, 32-</text:span><text:span text:style-name="T14">33, 41-43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5" draw:display-name="Linienspitzen 5" svg:viewBox="0 0 1131 1131" svg:d="M0 564l564 567 567-567-567-564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">
            <style:list-level-properties text:space-before="0.1cm" text:min-label-width="0.7cm"/>
            <style:text-properties fo:font-family="OpenSymbol" style:font-charset="x-symbol" style:use-window-font-color="true" fo:font-size="55%"/>
          </text:list-level-style-bullet>
          <text:list-level-style-bullet text:level="2" text:bullet-char="">
            <style:list-level-properties text:space-before="0.7cm" text:min-label-width="0.7cm"/>
            <style:text-properties fo:font-family="OpenSymbol" style:font-charset="x-symbol" style:use-window-font-color="true" fo:font-size="50%"/>
          </text:list-level-style-bullet>
          <text:list-level-style-bullet text:level="3" text:bullet-char="">
            <style:list-level-properties text:space-before="1.5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2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2cm" fo:margin-bottom="0cm" fo:text-indent="0cm"/>
      <style:text-properties style:font-name="DejaVu Sans" fo:font-family="'DejaVu Sans'" style:font-family-generic="swiss" style:font-pitch="variable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text-indent="0cm"/>
      <style:text-properties style:font-name="DejaVu Sans" fo:font-family="'DejaVu Sans'" style:font-family-generic="swiss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36p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svg:stroke-width="0.081cm" svg:stroke-color="#5983b0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5" style:family="presentation" style:parent-style-name="Default-backgroundobjects">
      <style:graphic-properties draw:stroke="solid" draw:stroke-dash="Dot" svg:stroke-width="0.081cm" svg:stroke-color="#5983b0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Standard-backgroundobjects">
      <style:graphic-properties svg:stroke-width="0.081cm" svg:stroke-color="#5983b0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9" style:family="presentation" style:parent-style-name="Standard-backgroundobjects">
      <style:graphic-properties svg:stroke-width="0.081cm" svg:stroke-color="#ff3838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10" style:family="presentation" style:parent-style-name="Standard-backgroundobjects">
      <style:graphic-properties draw:stroke="solid" draw:stroke-dash="Dot" svg:stroke-width="0.081cm" svg:stroke-color="#ff3838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1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style:font-name="DejaVu Sans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style:font-name="DejaVu Sans"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1cm" text:min-label-width="0.7cm"/>
        <style:text-properties fo:font-family="OpenSymbol" style:font-charset="x-symbol" style:use-window-font-color="true" fo:font-size="55%"/>
      </text:list-level-style-bullet>
      <text:list-level-style-bullet text:level="2" text:bullet-char="">
        <style:list-level-properties text:space-before="0.7cm" text:min-label-width="0.7cm"/>
        <style:text-properties fo:font-family="OpenSymbol" style:font-charset="x-symbol" style:use-window-font-color="true" fo:font-size="50%"/>
      </text:list-level-style-bullet>
      <text:list-level-style-bullet text:level="3" text:bullet-char="">
        <style:list-level-properties text:space-before="1.5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629cm" svg:x="1.4cm" svg:y="0.628cm" presentation:class="title">
        <draw:text-box>
          <text:p>Format des Titeltextes durch Klicken bearbeiten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652cm" svg:x="1.4cm" svg:y="14.848cm" presentation:class="date-time">
        <draw:text-box>
          <text:p text:style-name="MP1"><text:span text:style-name="MT2"><text:date style:data-style-name="D4" text:date-value="2021-04-07">04/07/2021</text:date></text:span></text:p>
        </draw:text-box>
      </draw:frame>
      <draw:frame presentation:style-name="Mpr3" draw:text-style-name="MP7" draw:layer="backgroundobjects" svg:width="8.875cm" svg:height="0.652cm" svg:x="9.5cm" svg:y="14.848cm" presentation:class="footer">
        <draw:text-box>
          <text:p text:style-name="MP6"><text:span text:style-name="MT2">LSG – 2G2 (KAU)</text:span></text:p>
        </draw:text-box>
      </draw:frame>
      <draw:frame presentation:style-name="Mpr3" draw:text-style-name="MP4" draw:layer="backgroundobjects" svg:width="7.924cm" svg:height="0.433cm" svg:x="19.5cm" svg:y="15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14</text:page-count></text:span></text:p>
        </draw:text-box>
      </draw:frame>
      <draw:line presentation:style-name="Mpr4" draw:text-style-name="MP8" draw:layer="backgroundobjects" svg:x1="0.3cm" svg:y1="0.3cm" svg:x2="0.3cm" svg:y2="14.6cm">
        <text:p/>
      </draw:line>
      <draw:line presentation:style-name="Mpr5" draw:text-style-name="MP8" draw:layer="backgroundobjects" svg:x1="27.7cm" svg:y1="0.3cm" svg:x2="27.7cm" svg:y2="14.6cm">
        <text:p/>
      </draw:line>
      <draw:line presentation:style-name="Mpr4" draw:text-style-name="MP8" draw:layer="backgroundobjects" svg:x1="0.3cm" svg:y1="0.3cm" svg:x2="27.7cm" svg:y2="0.3cm">
        <text:p/>
      </draw:line>
      <draw:line presentation:style-name="Mpr4" draw:text-style-name="MP8" draw:layer="backgroundobjects" svg:x1="27.7cm" svg:y1="14.6cm" svg:x2="0.3cm" svg:y2="14.6cm">
        <text:p/>
      </draw:lin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957cm" svg:x="1.4cm" svg:y="0.628cm" presentation:class="title" presentation:placeholder="true">
        <draw:text-box/>
      </draw:frame>
      <draw:frame presentation:style-name="Standard-outline1" draw:layer="backgroundobjects" svg:width="25.199cm" svg:height="8.103cm" svg:x="1.4cm" svg:y="3.685cm" presentation:class="outline" presentation:placeholder="true">
        <draw:text-box/>
      </draw:frame>
      <draw:line presentation:style-name="Mpr8" draw:text-style-name="MP8" draw:layer="backgroundobjects" svg:x1="0.3cm" svg:y1="0.3cm" svg:x2="27.7cm" svg:y2="0.3cm">
        <text:p/>
      </draw:line>
      <draw:line presentation:style-name="Mpr9" draw:text-style-name="MP8" draw:layer="backgroundobjects" svg:x1="0.3cm" svg:y1="0.3cm" svg:x2="27.7cm" svg:y2="0.3cm">
        <text:p/>
      </draw:line>
      <draw:line presentation:style-name="Mpr9" draw:text-style-name="MP8" draw:layer="backgroundobjects" svg:x1="0.3cm" svg:y1="0.3cm" svg:x2="0.3cm" svg:y2="14.6cm">
        <text:p/>
      </draw:line>
      <draw:line presentation:style-name="Mpr9" draw:text-style-name="MP8" draw:layer="backgroundobjects" svg:x1="27.7cm" svg:y1="14.6cm" svg:x2="0.3cm" svg:y2="14.6cm">
        <text:p/>
      </draw:line>
      <draw:line presentation:style-name="Mpr10" draw:text-style-name="MP8" draw:layer="backgroundobjects" svg:x1="27.7cm" svg:y1="0.3cm" svg:x2="27.7cm" svg:y2="14.6cm">
        <text:p/>
      </draw:line>
      <draw:frame presentation:style-name="Mpr11" draw:text-style-name="MP2" draw:layer="backgroundobjects" svg:width="6.523cm" svg:height="0.652cm" svg:x="1.401cm" svg:y="14.848cm">
        <draw:text-box>
          <text:p text:style-name="MP5"><text:span text:style-name="MT2"><text:date style:data-style-name="D4" text:date-value="2021-04-07">04/07/2021</text:date></text:span></text:p>
        </draw:text-box>
      </draw:frame>
      <draw:frame presentation:style-name="Mpr11" draw:text-style-name="MP7" draw:layer="backgroundobjects" svg:width="8.875cm" svg:height="0.652cm" svg:x="9.501cm" svg:y="14.848cm">
        <draw:text-box>
          <text:p text:style-name="MP9"><text:span text:style-name="MT2">LSG – 2G2 (KAU)</text:span></text:p>
        </draw:text-box>
      </draw:frame>
      <draw:frame presentation:style-name="Mpr11" draw:text-style-name="MP4" draw:layer="backgroundobjects" svg:width="7.924cm" svg:height="0.433cm" svg:x="19.5cm" svg:y="15.038cm">
        <draw:text-box>
          <text:p text:style-name="MP10"><text:span text:style-name="MT2"><text:page-number>&lt;Foliennummer&gt;</text:page-number></text:span><text:span text:style-name="MT2"><text:s/>/ </text:span><text:span text:style-name="MT2"><text:page-count>14</text:page-count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18.137000000</meta:creation-date>
    <meta:generator>LibreOffice/7.0.5.2$Linux_X86_64 LibreOffice_project/00$Build-2</meta:generator>
    <dc:date>2021-04-07T19:26:17.200072110</dc:date>
    <meta:editing-duration>PT1H31M41S</meta:editing-duration>
    <meta:editing-cycles>14</meta:editing-cycles>
    <meta:document-statistic meta:object-count="102"/>
  </office:meta>
</office:document-meta>
</file>